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officeooo:rsid="001be4fd" officeooo:paragraph-rsid="001be4fd" style:font-weight-asian="bold" style:font-weight-complex="bold"/>
    </style:style>
    <style:style style:name="P2" style:family="paragraph" style:parent-style-name="Standard">
      <style:text-properties fo:font-size="18pt" fo:font-weight="bold" officeooo:rsid="00185ed3" officeooo:paragraph-rsid="00185ed3" style:font-weight-asian="bold" style:font-weight-complex="bold"/>
    </style:style>
    <style:style style:name="P3" style:family="paragraph" style:parent-style-name="Standard">
      <style:text-properties fo:font-size="18pt" fo:font-weight="bold" officeooo:rsid="0018d1f5" officeooo:paragraph-rsid="0018d1f5" style:font-weight-asian="bold" style:font-weight-complex="bold"/>
    </style:style>
    <style:style style:name="P4" style:family="paragraph" style:parent-style-name="Standard">
      <style:text-properties officeooo:paragraph-rsid="001ba27f"/>
    </style:style>
    <style:style style:name="P5" style:family="paragraph" style:parent-style-name="Standard">
      <style:text-properties fo:font-size="12pt" fo:font-weight="normal" officeooo:rsid="001be4fd" officeooo:paragraph-rsid="001be4fd" style:font-weight-asian="normal" style:font-weight-complex="normal"/>
    </style:style>
    <style:style style:name="P6" style:family="paragraph" style:parent-style-name="Standard">
      <style:text-properties fo:font-size="12pt" fo:font-weight="normal" officeooo:rsid="0018d1f5" officeooo:paragraph-rsid="0018d1f5" style:font-weight-asian="normal" style:font-weight-complex="normal"/>
    </style:style>
    <style:style style:name="P7" style:family="paragraph" style:parent-style-name="Standard">
      <style:text-properties fo:font-size="12pt" fo:font-weight="normal" officeooo:paragraph-rsid="001ba27f" style:font-weight-asian="normal" style:font-weight-complex="normal"/>
    </style:style>
    <style:style style:name="P8" style:family="paragraph" style:parent-style-name="Standard">
      <style:text-properties fo:font-size="12pt" fo:font-weight="normal" officeooo:rsid="001be4fd" officeooo:paragraph-rsid="001be4fd" style:font-weight-asian="normal" style:font-weight-complex="normal"/>
    </style:style>
    <style:style style:name="P9" style:family="paragraph" style:parent-style-name="Standard">
      <style:text-properties fo:font-size="14pt" fo:font-weight="bold" officeooo:rsid="0026042f" officeooo:paragraph-rsid="0026042f" style:font-weight-asian="bold" style:font-weight-complex="bold"/>
    </style:style>
    <style:style style:name="P10" style:family="paragraph" style:parent-style-name="Standard">
      <style:text-properties fo:font-size="14pt" fo:font-weight="normal" officeooo:rsid="001facd3" officeooo:paragraph-rsid="001facd3" style:font-weight-asian="normal" style:font-weight-complex="normal"/>
    </style:style>
    <style:style style:name="P11" style:family="paragraph" style:parent-style-name="Standard">
      <style:text-properties fo:font-size="14pt" fo:font-weight="normal" officeooo:rsid="002534f3" officeooo:paragraph-rsid="002534f3" style:font-weight-asian="normal" style:font-weight-complex="normal"/>
    </style:style>
    <style:style style:name="P12" style:family="paragraph" style:parent-style-name="Standard">
      <style:text-properties fo:font-size="14pt" fo:font-weight="normal" officeooo:rsid="0026042f" officeooo:paragraph-rsid="0026042f" style:font-weight-asian="normal" style:font-weight-complex="normal"/>
    </style:style>
    <style:style style:name="P13" style:family="paragraph" style:parent-style-name="Standard">
      <style:text-properties fo:font-size="14pt" style:text-underline-style="none" fo:font-weight="normal" officeooo:rsid="0022ff66" officeooo:paragraph-rsid="0022d6e2" style:font-weight-asian="normal" style:font-weight-complex="normal"/>
    </style:style>
    <style:style style:name="P14" style:family="paragraph" style:parent-style-name="Standard">
      <style:text-properties fo:font-size="14pt" style:text-underline-style="none" fo:font-weight="bold" officeooo:rsid="0022ff66" officeooo:paragraph-rsid="0022d6e2" style:font-weight-asian="bold" style:font-weight-complex="bold"/>
    </style:style>
    <style:style style:name="P15" style:family="paragraph" style:parent-style-name="Standard">
      <style:text-properties fo:font-size="16pt" fo:font-weight="bold" officeooo:rsid="002534f3" officeooo:paragraph-rsid="002534f3" style:font-weight-asian="bold" style:font-weight-complex="bold"/>
    </style:style>
    <style:style style:name="P16" style:family="paragraph" style:parent-style-name="Standard">
      <style:text-properties fo:font-size="18pt" fo:font-weight="bold" officeooo:rsid="001facd3" officeooo:paragraph-rsid="001facd3" style:font-weight-asian="bold" style:font-weight-complex="bold"/>
    </style:style>
    <style:style style:name="P17" style:family="paragraph" style:parent-style-name="Standard">
      <style:text-properties fo:font-size="18pt" fo:font-weight="bold" officeooo:rsid="0024395d" officeooo:paragraph-rsid="0024395d" style:font-weight-asian="bold" style:font-weight-complex="bold"/>
    </style:style>
    <style:style style:name="P18" style:family="paragraph" style:parent-style-name="Standard">
      <style:text-properties fo:font-size="18pt" fo:font-weight="normal" officeooo:rsid="001facd3" officeooo:paragraph-rsid="001facd3" style:font-weight-asian="normal" style:font-weight-complex="normal"/>
    </style:style>
    <style:style style:name="P19" style:family="paragraph" style:parent-style-name="Standard">
      <style:text-properties fo:font-size="18pt" fo:font-weight="normal" officeooo:rsid="00217c9b" officeooo:paragraph-rsid="00217c9b" style:font-weight-asian="normal" style:font-weight-complex="normal"/>
    </style:style>
    <style:style style:name="P20" style:family="paragraph" style:parent-style-name="Standard">
      <style:text-properties fo:font-size="18pt" style:text-underline-style="none" fo:font-weight="bold" officeooo:rsid="0022ff66" officeooo:paragraph-rsid="0022d6e2" style:font-weight-asian="bold" style:font-weight-complex="bold"/>
    </style:style>
    <style:style style:name="P21" style:family="paragraph" style:parent-style-name="Standard">
      <style:text-properties officeooo:paragraph-rsid="0024395d"/>
    </style:style>
    <style:style style:name="P22" style:family="paragraph" style:parent-style-name="Standard">
      <style:text-properties fo:font-weight="bold" officeooo:rsid="0029edf1" officeooo:paragraph-rsid="0029edf1" style:font-weight-asian="bold" style:font-weight-complex="bold"/>
    </style:style>
    <style:style style:name="P23" style:family="paragraph" style:parent-style-name="Standard">
      <style:text-properties officeooo:paragraph-rsid="0026042f"/>
    </style:style>
    <style:style style:name="P24" style:family="paragraph" style:parent-style-name="Standard">
      <style:text-properties fo:font-weight="normal" officeooo:rsid="0029edf1" officeooo:paragraph-rsid="0029edf1" style:font-weight-asian="normal" style:font-weight-complex="normal"/>
    </style:style>
    <style:style style:name="P25" style:family="paragraph" style:parent-style-name="Text_20_body">
      <style:text-properties fo:font-size="14pt" fo:font-weight="bold" officeooo:rsid="0026042f" officeooo:paragraph-rsid="0026042f"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2ac587" style:font-weight-asian="normal" style:font-weight-complex="normal"/>
    </style:style>
    <style:style style:name="T3" style:family="text">
      <style:text-properties fo:font-weight="normal" officeooo:rsid="0024395d" style:font-weight-asian="normal" style:font-weight-complex="normal"/>
    </style:style>
    <style:style style:name="T4" style:family="text">
      <style:text-properties fo:font-size="16pt" fo:font-weight="bold" officeooo:rsid="001ba27f" style:font-weight-asian="bold" style:font-weight-complex="bold"/>
    </style:style>
    <style:style style:name="T5" style:family="text">
      <style:text-properties fo:font-size="14pt"/>
    </style:style>
    <style:style style:name="T6" style:family="text">
      <style:text-properties fo:font-size="14pt" fo:font-weight="normal" officeooo:rsid="0026042f" style:font-weight-asian="normal" style:font-weight-complex="normal"/>
    </style:style>
    <style:style style:name="T7" style:family="text">
      <style:text-properties fo:font-size="14pt" officeooo:rsid="0026042f"/>
    </style:style>
    <style:style style:name="T8" style:family="text">
      <style:text-properties fo:font-size="12pt"/>
    </style:style>
    <style:style style:name="T9" style:family="text">
      <style:text-properties fo:font-size="12pt" fo:font-weight="normal" style:font-weight-asian="normal" style:font-weight-complex="normal"/>
    </style:style>
    <style:style style:name="T10" style:family="text">
      <style:text-properties fo:font-size="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arning: </text:p>
      <text:p text:style-name="P3"/>
      <text:p text:style-name="P3">Objective : is to <text:span text:style-name="T9">create a static website , website has a nav bar &amp; </text:span></text:p>
      <text:p text:style-name="P6">some text. </text:p>
      <text:p text:style-name="P6">Each content of nav bar is associated with a link – like thing, which </text:p>
      <text:p text:style-name="P6">becomes highlighted on hovering like a capusle.</text:p>
      <text:p text:style-name="P6"/>
      <text:p text:style-name="P6">Below nav bar is the text in which some texts are highlighted when hovered.</text:p>
      <text:p text:style-name="P6"/>
      <text:p text:style-name="P3"><text:span text:style-name="T8">Main point to note </text:span><text:span text:style-name="T9"><text:s/>is that the way highlight occurs. The task is to implement that </text:span></text:p>
      <text:p text:style-name="P6">&amp; show smooth transition of highlighted capsules along with the mouse.</text:p>
      <text:p text:style-name="P6"/>
      <text:p text:style-name="P6"/>
      <text:p text:style-name="P4"><text:span text:style-name="T4">Nav tag : </text:span><text:span text:style-name="T9">The </text:span><text:span text:style-name="Strong_20_Emphasis"><text:span text:style-name="T8">HTML </text:span></text:span><text:span text:style-name="Strong_20_Emphasis"><text:span text:style-name="Source_20_Text"><text:span text:style-name="T8">&lt;nav&gt;</text:span></text:span></text:span><text:span text:style-name="Strong_20_Emphasis"><text:span text:style-name="T8"> element</text:span></text:span><text:span text:style-name="T9"> represents a section of a page whose purpose is to provide navigation links, either within the current document or to other documents. Common examples of navigation sections are menus, tables of contents, and indexes.</text:span></text:p>
      <text:p text:style-name="P7"/>
      <text:p text:style-name="P7">The &lt;nav&gt; tag is used to declaring the navigational section in HTML documents. Websites typically have sections dedicated to navigational links, which enables user to navigate the site. These links can be placed inside a nav tag.</text:p>
      <text:p text:style-name="P7"/>
      <text:p text:style-name="P1">What is the difference between nav &amp; div tag ?</text:p>
      <text:p text:style-name="P5">Technically they work the same way, but for search engines that tells them there is a navigation area.</text:p>
      <text:p text:style-name="P5"/>
      <text:p text:style-name="P5"/>
      <text:p text:style-name="P1"><text:span text:style-name="T9">Both will output same design but using </text:span><text:span text:style-name="Source_20_Text"><text:span text:style-name="T9">nav</text:span></text:span><text:span text:style-name="T9"> tag is more semantic in approach. It represents main navigation of your page. using nav tag helps search engine recognize which is your main navigation on the page. there might be other links too but your top menu is the main menu. Hope this helps</text:span></text:p>
      <text:p text:style-name="P5"/>
      <text:p text:style-name="P16">Challenge : is to move the highlight along the </text:p>
      <text:p text:style-name="P16">link text. </text:p>
      <text:p text:style-name="P16">Highlight can be translated by using transform : translate. Problem is how to locate the position of the text. </text:p>
      <text:p text:style-name="P16"/>
      <text:p text:style-name="P18">Mouse hovers over the linked text, its position can be found via mouse coordinate position. </text:p>
      <text:p text:style-name="P18"/>
      <text:p text:style-name="P19">Another thing to take care of is to translate the highlights only </text:p>
      <text:p text:style-name="P19">when mouse hovers over the link-text. </text:p>
      <text:p text:style-name="P19"/>
      <text:p text:style-name="P19"/>
      <text:p text:style-name="P19"/>
      <text:p text:style-name="P20"><text:soft-page-break/>Mouse coordinate :</text:p>
      <text:p text:style-name="P13"/>
      <text:p text:style-name="P14">clientX : <text:span text:style-name="T1">measures coordinate w.r.t the window</text:span></text:p>
      <text:p text:style-name="P14"/>
      <text:p text:style-name="P14">pageX : <text:span text:style-name="T1">measures coordinate w.r.t the window, but it differs from </text:span></text:p>
      <text:p text:style-name="P13"><text:tab/><text:tab/>clientX, as we will discuss.</text:p>
      <text:p text:style-name="P13"/>
      <text:p text:style-name="P14">ScreenX<text:span text:style-name="T1"> : measures distance from edge of the screeen ( physical ) </text:span></text:p>
      <text:p text:style-name="P13"/>
      <text:p text:style-name="P14">offsetX : <text:span text:style-name="T1">measures distance in w.r.t to the element, it does not account</text:span></text:p>
      <text:p text:style-name="P14"><text:span text:style-name="T1">for padding &amp; margins, </text:span><text:span text:style-name="T2">&amp; its ancestor height &amp; width </text:span></text:p>
      <text:p text:style-name="P14"/>
      <text:p text:style-name="P14">pageX vs clientX</text:p>
      <text:p text:style-name="P13">-&gt; pageX calculates the coordinate from the beginning of the actual document.</text:p>
      <text:p text:style-name="P13"/>
      <text:p text:style-name="P13">-&gt; clientX calculates coordinate w.r.t visible part of the document on the screen.</text:p>
      <text:p text:style-name="P13"/>
      <text:p text:style-name="P10"/>
      <text:p text:style-name="P17">Challenge : <text:span text:style-name="T1">How to move highlight?</text:span></text:p>
      <text:p text:style-name="P21"><text:span text:style-name="T1">Element.style.transform = `translateX(</text:span><text:span text:style-name="T3">${e.clientX}px</text:span><text:span text:style-name="T1">) translate</text:span><text:span text:style-name="T3">Y</text:span><text:span text:style-name="T1">(</text:span><text:span text:style-name="T3">${e.clientY}px</text:span><text:span text:style-name="T1">)`;</text:span></text:p>
      <text:p text:style-name="P21"><text:span text:style-name="T1"/></text:p>
      <text:p text:style-name="P15">Cha<text:span text:style-name="T10">llenge is how to move the highlight only along</text:span></text:p>
      <text:p text:style-name="P15"><text:span text:style-name="T10">the links ?</text:span></text:p>
      <text:p text:style-name="P11"/>
      <text:p text:style-name="P12">First add event listener to all the link element &amp; attach ‘mouseenter’ event.</text:p>
      <text:p text:style-name="P12">Then, on activation of the event listener, get details of the html element via </text:p>
      <text:p text:style-name="P9">getBoundingClientRect() <text:span text:style-name="T1">-&gt; this gives height, widht, top, left values for html </text:span></text:p>
      <text:p text:style-name="P9"><text:span text:style-name="T1">element.</text:span></text:p>
      <text:p text:style-name="P9"><text:span text:style-name="T1"/></text:p>
      <text:p text:style-name="P25"><text:span text:style-name="T1">The </text:span><text:span text:style-name="Source_20_Text"><text:span text:style-name="Strong_20_Emphasis">Element.getBoundingClientRect()</text:span></text:span><text:span text:style-name="T1"> method returns a </text:span><text:a xlink:type="simple" xlink:href="https://developer.mozilla.org/en-US/docs/Web/API/DOMRect" text:style-name="Internet_20_link" text:visited-style-name="Visited_20_Internet_20_Link"><text:span text:style-name="Source_20_Text"><text:span text:style-name="T1">DOMRect</text:span></text:span></text:a><text:span text:style-name="T1"> object providing information about the size of an element and its position relative to the </text:span><text:a xlink:type="simple" xlink:href="https://developer.mozilla.org/en-US/docs/Glossary/Viewport" text:style-name="Internet_20_link" text:visited-style-name="Visited_20_Internet_20_Link"><text:span text:style-name="T1">viewport</text:span></text:a><text:span text:style-name="T1">.</text:span></text:p>
      <text:p text:style-name="P25"><text:span text:style-name="T1"/></text:p>
      <text:p text:style-name="P25"><text:span text:style-name="T1"/></text:p>
      <text:p text:style-name="P25"><text:span text:style-name="T1"/></text:p>
      <text:p text:style-name="Text_20_body"><text:bookmark text:name="syntax"/></text:p>
      <text:p text:style-name="P9"><text:span text:style-name="T1"/></text:p>
      <text:p text:style-name="P23"><text:a xlink:type="simple" xlink:href="https://developer.mozilla.org/en-US/docs/Web/API/Element/getBoundingClientRect" text:style-name="Internet_20_link" text:visited-style-name="Visited_20_Internet_20_Link"><text:span text:style-name="T6">https://developer.mozilla.org/en-US/docs/Web/API/Element/getBoundingClientRect</text:span></text:a></text:p>
      <text:p text:style-name="P23"><text:span text:style-name="T6"/></text:p>
      <text:p text:style-name="P23"><text:span text:style-name="T6"/></text:p>
      <text:p text:style-name="P22"><text:span text:style-name="T7">D</text:span><text:span text:style-name="T5">oubt : </text:span></text:p>
      <text:p text:style-name="P24"><text:soft-page-break/><text:span text:style-name="T5">What is the meaning of the viewport?</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14T15:35:07.728761184</meta:creation-date>
    <dc:date>2021-02-15T15:45:23.506052566</dc:date>
    <meta:editing-duration>PT2H15M41S</meta:editing-duration>
    <meta:editing-cycles>15</meta:editing-cycles>
    <meta:generator>LibreOffice/7.0.4.2$Linux_X86_64 LibreOffice_project/1c5f81ee28659974774060c3fe084e73b3bd074b</meta:generator>
    <meta:document-statistic meta:table-count="0" meta:image-count="0" meta:object-count="0" meta:page-count="3" meta:paragraph-count="41" meta:word-count="483" meta:character-count="2945" meta:non-whitespace-character-count="2482"/>
  </office:meta>
</office:document-meta>
</file>